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Duplex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Tone</text:p>
          </table:table-cell>
          <table:table-cell office:value-type="string" calcext:value-type="string">
            <text:p>rToneFreq</text:p>
          </table:table-cell>
          <table:table-cell office:value-type="string" calcext:value-type="string">
            <text:p>cToneFreq</text:p>
          </table:table-cell>
          <table:table-cell office:value-type="string" calcext:value-type="string">
            <text:p>DtcsCode</text:p>
          </table:table-cell>
          <table:table-cell office:value-type="string" calcext:value-type="string">
            <text:p>DtcsPolarity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Step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URCALL</text:p>
          </table:table-cell>
          <table:table-cell office:value-type="string" calcext:value-type="string">
            <text:p>RPT1CALL</text:p>
          </table:table-cell>
          <table:table-cell office:value-type="string" calcext:value-type="string">
            <text:p>RPT2CALL</text:p>
          </table:table-cell>
          <table:table-cell office:value-type="string" calcext:value-type="string">
            <text:p>DVCODE</text:p>
          </table:table-cell>
          <table:table-cell/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ME1</text:p>
          </table:table-cell>
          <table:table-cell office:value-type="float" office:value="462.125" calcext:value-type="float">
            <text:p>462.1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ne</text:p>
          </table:table-cell>
          <table:table-cell office:value-type="float" office:value="69.3" calcext:value-type="float">
            <text:p>69.3</text:p>
          </table:table-cell>
          <table:table-cell office:value-type="float" office:value="88.5" calcext:value-type="float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F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rimary Home Frequency</text:p>
          </table:table-cell>
          <table:table-cell table:number-columns-repeated="5"/>
          <table:table-cell office:value-type="float" office:value="37.252441" calcext:value-type="float">
            <text:p>37.252441</text:p>
          </table:table-cell>
          <table:table-cell office:value-type="float" office:value="-122.365695" calcext:value-type="float">
            <text:p>-122.3656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ME2</text:p>
          </table:table-cell>
          <table:table-cell office:value-type="float" office:value="462.225" calcext:value-type="float">
            <text:p>462.22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88.5" calcext:value-type="float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FM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7.252441" calcext:value-type="float">
            <text:p>37.252441</text:p>
          </table:table-cell>
          <table:table-cell office:value-type="float" office:value="-122.365695" calcext:value-type="float">
            <text:p>-122.3656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ME3</text:p>
          </table:table-cell>
          <table:table-cell office:value-type="float" office:value="462.325" calcext:value-type="float">
            <text:p>462.32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88.5" calcext:value-type="float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FM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7.252441" calcext:value-type="float">
            <text:p>37.252441</text:p>
          </table:table-cell>
          <table:table-cell office:value-type="float" office:value="-122.365695" calcext:value-type="float">
            <text:p>-122.3656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OME4</text:p>
          </table:table-cell>
          <table:table-cell office:value-type="float" office:value="462.425" calcext:value-type="float">
            <text:p>462.4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ne</text:p>
          </table:table-cell>
          <table:table-cell office:value-type="float" office:value="103.5" calcext:value-type="float">
            <text:p>103.5</text:p>
          </table:table-cell>
          <table:table-cell office:value-type="float" office:value="88.5" calcext:value-type="float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FM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7.252441" calcext:value-type="float">
            <text:p>37.252441</text:p>
          </table:table-cell>
          <table:table-cell office:value-type="float" office:value="-122.365695" calcext:value-type="float">
            <text:p>-122.3656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OME5</text:p>
          </table:table-cell>
          <table:table-cell office:value-type="float" office:value="462.525" calcext:value-type="float">
            <text:p>462.5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ne</text:p>
          </table:table-cell>
          <table:table-cell office:value-type="float" office:value="114.8" calcext:value-type="float">
            <text:p>114.8</text:p>
          </table:table-cell>
          <table:table-cell office:value-type="float" office:value="88.5" calcext:value-type="float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FM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7.252441" calcext:value-type="float">
            <text:p>37.252441</text:p>
          </table:table-cell>
          <table:table-cell office:value-type="float" office:value="-122.365695" calcext:value-type="float">
            <text:p>-122.3656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OME6</text:p>
          </table:table-cell>
          <table:table-cell office:value-type="float" office:value="462.625" calcext:value-type="float">
            <text:p>462.6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ne</text:p>
          </table:table-cell>
          <table:table-cell office:value-type="float" office:value="127.3" calcext:value-type="float">
            <text:p>127.3</text:p>
          </table:table-cell>
          <table:table-cell office:value-type="float" office:value="88.5" calcext:value-type="float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FM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7.252441" calcext:value-type="float">
            <text:p>37.252441</text:p>
          </table:table-cell>
          <table:table-cell office:value-type="float" office:value="-122.365695" calcext:value-type="float">
            <text:p>-122.3656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ME7</text:p>
          </table:table-cell>
          <table:table-cell office:value-type="float" office:value="462.725" calcext:value-type="float">
            <text:p>462.7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ne</text:p>
          </table:table-cell>
          <table:table-cell office:value-type="float" office:value="136.5" calcext:value-type="float">
            <text:p>136.5</text:p>
          </table:table-cell>
          <table:table-cell office:value-type="float" office:value="88.5" calcext:value-type="float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FM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7.252441" calcext:value-type="float">
            <text:p>37.252441</text:p>
          </table:table-cell>
          <table:table-cell office:value-type="float" office:value="-122.365695" calcext:value-type="float">
            <text:p>-122.3656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OME8</text:p>
          </table:table-cell>
          <table:table-cell office:value-type="float" office:value="462.825" calcext:value-type="float">
            <text:p>462.8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ne</text:p>
          </table:table-cell>
          <table:table-cell office:value-type="float" office:value="162.2" calcext:value-type="float">
            <text:p>162.2</text:p>
          </table:table-cell>
          <table:table-cell office:value-type="float" office:value="88.5" calcext:value-type="float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FM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7.252441" calcext:value-type="float">
            <text:p>37.252441</text:p>
          </table:table-cell>
          <table:table-cell office:value-type="float" office:value="-122.365695" calcext:value-type="float">
            <text:p>-122.3656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OME9</text:p>
          </table:table-cell>
          <table:table-cell office:value-type="float" office:value="462.925" calcext:value-type="float">
            <text:p>462.9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TCS</text:p>
          </table:table-cell>
          <table:table-cell table:number-columns-repeated="2" office:value-type="float" office:value="88.5" calcext:value-type="float">
            <text:p>88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FM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7.252441" calcext:value-type="float">
            <text:p>37.252441</text:p>
          </table:table-cell>
          <table:table-cell office:value-type="float" office:value="-122.365695" calcext:value-type="float">
            <text:p>-122.3656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ME10</text:p>
          </table:table-cell>
          <table:table-cell office:value-type="float" office:value="463.025" calcext:value-type="float">
            <text:p>463.0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TCS</text:p>
          </table:table-cell>
          <table:table-cell table:number-columns-repeated="2" office:value-type="float" office:value="88.5" calcext:value-type="float">
            <text:p>88.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FM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7.252441" calcext:value-type="float">
            <text:p>37.252441</text:p>
          </table:table-cell>
          <table:table-cell office:value-type="float" office:value="-122.365695" calcext:value-type="float">
            <text:p>-122.3656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OME11</text:p>
          </table:table-cell>
          <table:table-cell office:value-type="float" office:value="463.125" calcext:value-type="float">
            <text:p>463.1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TCS</text:p>
          </table:table-cell>
          <table:table-cell table:number-columns-repeated="2" office:value-type="float" office:value="88.5" calcext:value-type="float">
            <text:p>88.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FM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7.252441" calcext:value-type="float">
            <text:p>37.252441</text:p>
          </table:table-cell>
          <table:table-cell office:value-type="float" office:value="-122.365695" calcext:value-type="float">
            <text:p>-122.3656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OME12</text:p>
          </table:table-cell>
          <table:table-cell office:value-type="float" office:value="463.225" calcext:value-type="float">
            <text:p>463.2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TCS</text:p>
          </table:table-cell>
          <table:table-cell table:number-columns-repeated="2" office:value-type="float" office:value="88.5" calcext:value-type="float">
            <text:p>88.5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FM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7.252441" calcext:value-type="float">
            <text:p>37.252441</text:p>
          </table:table-cell>
          <table:table-cell office:value-type="float" office:value="-122.365695" calcext:value-type="float">
            <text:p>-122.3656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OME13</text:p>
          </table:table-cell>
          <table:table-cell office:value-type="float" office:value="463.525" calcext:value-type="float">
            <text:p>463.5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TCS</text:p>
          </table:table-cell>
          <table:table-cell table:number-columns-repeated="2" office:value-type="float" office:value="88.5" calcext:value-type="float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FM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7.252441" calcext:value-type="float">
            <text:p>37.252441</text:p>
          </table:table-cell>
          <table:table-cell office:value-type="float" office:value="-122.365695" calcext:value-type="float">
            <text:p>-122.3656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OME14</text:p>
          </table:table-cell>
          <table:table-cell office:value-type="float" office:value="450.225" calcext:value-type="float">
            <text:p>450.22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88.5" calcext:value-type="float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FM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7.252441" calcext:value-type="float">
            <text:p>37.252441</text:p>
          </table:table-cell>
          <table:table-cell office:value-type="float" office:value="-122.365695" calcext:value-type="float">
            <text:p>-122.3656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ME15</text:p>
          </table:table-cell>
          <table:table-cell office:value-type="float" office:value="469.945" calcext:value-type="float">
            <text:p>469.94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ne</text:p>
          </table:table-cell>
          <table:table-cell office:value-type="float" office:value="203.5" calcext:value-type="float">
            <text:p>203.5</text:p>
          </table:table-cell>
          <table:table-cell office:value-type="float" office:value="88.5" calcext:value-type="float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FM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7.252441" calcext:value-type="float">
            <text:p>37.252441</text:p>
          </table:table-cell>
          <table:table-cell office:value-type="float" office:value="-122.365695" calcext:value-type="float">
            <text:p>-122.3656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06:07:08.297183313</meta:creation-date>
    <dc:date>2018-11-19T06:09:15.531496502</dc:date>
    <meta:editing-duration>PT2M7S</meta:editing-duration>
    <meta:editing-cycles>1</meta:editing-cycles>
    <meta:document-statistic meta:table-count="1" meta:cell-count="213" meta:object-count="0"/>
    <meta:generator>LibreOffice/6.0.6.2$Linux_X86_64 LibreOffice_project/00m0$Build-2</meta:generator>
  </office:meta>
</office:document-meta>
</file>